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3762" officeooo:paragraph-rsid="001c3762"/>
    </style:style>
    <style:style style:name="P2" style:family="paragraph" style:parent-style-name="Standard">
      <style:paragraph-properties fo:text-align="start" style:justify-single-word="false"/>
      <style:text-properties officeooo:rsid="001c3762" officeooo:paragraph-rsid="001c3762"/>
    </style:style>
    <style:style style:name="P3" style:family="paragraph" style:parent-style-name="Standard">
      <style:paragraph-properties fo:text-align="start" style:justify-single-word="false"/>
      <style:text-properties officeooo:rsid="001c3762" officeooo:paragraph-rsid="00362500"/>
    </style:style>
    <style:style style:name="P4" style:family="paragraph" style:parent-style-name="Standard">
      <style:paragraph-properties fo:text-align="start" style:justify-single-word="false"/>
      <style:text-properties officeooo:rsid="005e64e8" officeooo:paragraph-rsid="005e64e8"/>
    </style:style>
    <style:style style:name="T1" style:family="text">
      <style:text-properties officeooo:rsid="001c4ad2"/>
    </style:style>
    <style:style style:name="T2" style:family="text">
      <style:text-properties officeooo:rsid="001dba2a"/>
    </style:style>
    <style:style style:name="T3" style:family="text">
      <style:text-properties officeooo:rsid="001f1cb5"/>
    </style:style>
    <style:style style:name="T4" style:family="text">
      <style:text-properties officeooo:rsid="0021176c"/>
    </style:style>
    <style:style style:name="T5" style:family="text">
      <style:text-properties officeooo:rsid="002284c2"/>
    </style:style>
    <style:style style:name="T6" style:family="text">
      <style:text-properties officeooo:rsid="00234557"/>
    </style:style>
    <style:style style:name="T7" style:family="text">
      <style:text-properties officeooo:rsid="0024cd40"/>
    </style:style>
    <style:style style:name="T8" style:family="text">
      <style:text-properties officeooo:rsid="0026b38f"/>
    </style:style>
    <style:style style:name="T9" style:family="text">
      <style:text-properties officeooo:rsid="00271505"/>
    </style:style>
    <style:style style:name="T10" style:family="text">
      <style:text-properties officeooo:rsid="0027c0cb"/>
    </style:style>
    <style:style style:name="T11" style:family="text">
      <style:text-properties officeooo:rsid="002816b4"/>
    </style:style>
    <style:style style:name="T12" style:family="text">
      <style:text-properties officeooo:rsid="00287554"/>
    </style:style>
    <style:style style:name="T13" style:family="text">
      <style:text-properties officeooo:rsid="002908ac"/>
    </style:style>
    <style:style style:name="T14" style:family="text">
      <style:text-properties officeooo:rsid="0029e890"/>
    </style:style>
    <style:style style:name="T15" style:family="text">
      <style:text-properties officeooo:rsid="002b81e0"/>
    </style:style>
    <style:style style:name="T16" style:family="text">
      <style:text-properties officeooo:rsid="002e9ccc"/>
    </style:style>
    <style:style style:name="T17" style:family="text">
      <style:text-properties officeooo:rsid="002fe8ac"/>
    </style:style>
    <style:style style:name="T18" style:family="text">
      <style:text-properties officeooo:rsid="00318807"/>
    </style:style>
    <style:style style:name="T19" style:family="text">
      <style:text-properties officeooo:rsid="003321ac"/>
    </style:style>
    <style:style style:name="T20" style:family="text">
      <style:text-properties officeooo:rsid="00353a5a"/>
    </style:style>
    <style:style style:name="T21" style:family="text">
      <style:text-properties officeooo:rsid="00362500"/>
    </style:style>
    <style:style style:name="T22" style:family="text">
      <style:text-properties officeooo:rsid="003de01f"/>
    </style:style>
    <style:style style:name="T23" style:family="text">
      <style:text-properties officeooo:rsid="00417ad9"/>
    </style:style>
    <style:style style:name="T24" style:family="text">
      <style:text-properties officeooo:rsid="004289b0"/>
    </style:style>
    <style:style style:name="T25" style:family="text">
      <style:text-properties officeooo:rsid="00436471"/>
    </style:style>
    <style:style style:name="T26" style:family="text">
      <style:text-properties officeooo:rsid="0048c34c"/>
    </style:style>
    <style:style style:name="T27" style:family="text">
      <style:text-properties officeooo:rsid="0049bac8"/>
    </style:style>
    <style:style style:name="T28" style:family="text">
      <style:text-properties officeooo:rsid="004bc311"/>
    </style:style>
    <style:style style:name="T29" style:family="text">
      <style:text-properties officeooo:rsid="004d2eef"/>
    </style:style>
    <style:style style:name="T30" style:family="text">
      <style:text-properties officeooo:rsid="004e9e8e"/>
    </style:style>
    <style:style style:name="T31" style:family="text">
      <style:text-properties officeooo:rsid="004f9cc8"/>
    </style:style>
    <style:style style:name="T32" style:family="text">
      <style:text-properties officeooo:rsid="0051288f"/>
    </style:style>
    <style:style style:name="T33" style:family="text">
      <style:text-properties officeooo:rsid="00516cf4"/>
    </style:style>
    <style:style style:name="T34" style:family="text">
      <style:text-properties officeooo:rsid="005243a0"/>
    </style:style>
    <style:style style:name="T35" style:family="text">
      <style:text-properties officeooo:rsid="0053d317"/>
    </style:style>
    <style:style style:name="T36" style:family="text">
      <style:text-properties officeooo:rsid="0055962f"/>
    </style:style>
    <style:style style:name="T37" style:family="text">
      <style:text-properties officeooo:rsid="0056e1d7"/>
    </style:style>
    <style:style style:name="T38" style:family="text">
      <style:text-properties officeooo:rsid="0057e90a"/>
    </style:style>
    <style:style style:name="T39" style:family="text">
      <style:text-properties officeooo:rsid="0059511e"/>
    </style:style>
    <style:style style:name="T40" style:family="text">
      <style:text-properties officeooo:rsid="005aa8ac"/>
    </style:style>
    <style:style style:name="T41" style:family="text">
      <style:text-properties officeooo:rsid="005d1b38"/>
    </style:style>
    <style:style style:name="T42" style:family="text">
      <style:text-properties officeooo:rsid="005fae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2</text:p>
      <text:p text:style-name="P1"/>
      <text:p text:style-name="P2">-<text:span text:style-name="T1">Structure and Function of Animal Tissues</text:span></text:p>
      <text:p text:style-name="P2"><text:tab/>-<text:span text:style-name="T1">Anatomy</text:span></text:p>
      <text:p text:style-name="P2"><text:tab/><text:tab/>-<text:span text:style-name="T1">Study of body’s internal and external structures, and between body’s parts</text:span></text:p>
      <text:p text:style-name="P2"><text:tab/><text:tab/>-<text:span text:style-name="T1">Traditionally subdivided into gross and microscopic</text:span></text:p>
      <text:p text:style-name="P2"><text:tab/>-<text:span text:style-name="T1">Physiology</text:span></text:p>
      <text:p text:style-name="P2"><text:tab/><text:tab/>-<text:span text:style-name="T1">Study of how these structures work as an integrated whole</text:span></text:p>
      <text:p text:style-name="P2"><text:tab/><text:tab/><text:tab/>-<text:span text:style-name="T1">Focuses on the chemical, electrical, and physical process of the body</text:span></text:p>
      <text:p text:style-name="P2"><text:tab/><text:tab/>-<text:span text:style-name="T1">Traditionally deals with on organs and organ systems</text:span></text:p>
      <text:p text:style-name="P2"><text:tab/>-<text:span text:style-name="T1">Anatomy affects physiology </text:span></text:p>
      <text:p text:style-name="P2"/>
      <text:p text:style-name="P2">-<text:span text:style-name="T2">Form Follows Function</text:span></text:p>
      <text:p text:style-name="P2"><text:tab/>-<text:span text:style-name="T2">Think about the shape of organisms’ bodies</text:span></text:p>
      <text:p text:style-name="P2"><text:tab/>-<text:span text:style-name="T2">Example:</text:span></text:p>
      <text:p text:style-name="P2"><text:tab/><text:tab/>-<text:span text:style-name="T2">Seals, whales, sharks, and penguins have streamlined, tapered bodies</text:span></text:p>
      <text:p text:style-name="P2"><text:tab/><text:tab/><text:tab/>-<text:span text:style-name="T3">How does this effect their physiology?</text:span></text:p>
      <text:p text:style-name="P2"/>
      <text:p text:style-name="P2">-<text:span text:style-name="T4">Structure fits function at all levels of organization in the animal body</text:span></text:p>
      <text:p text:style-name="P2"><text:tab/>-<text:span text:style-name="T4">Animals consist of a hierarchy of levels of organization</text:span></text:p>
      <text:p text:style-name="P2"><text:tab/><text:tab/>-<text:span text:style-name="T4">Tissues – an integrated group of similar cells that perform a common function</text:span></text:p>
      <text:p text:style-name="P2"><text:tab/><text:tab/>-<text:span text:style-name="T4">Organs – perform a specific task and consist of two or more tissues</text:span></text:p>
      <text:p text:style-name="P2"><text:tab/><text:tab/>-<text:span text:style-name="T4">Organ systems – consist of multiple organs that together perform a vital function</text:span></text:p>
      <text:p text:style-name="P2"/>
      <text:p text:style-name="P2">-<text:span text:style-name="T5">Basics of Tissues</text:span></text:p>
      <text:p text:style-name="P2"><text:tab/>-<text:span text:style-name="T5">Tissues</text:span></text:p>
      <text:p text:style-name="P2"><text:tab/><text:tab/>-<text:span text:style-name="T5">Similar cells with a common function</text:span></text:p>
      <text:p text:style-name="P2"><text:tab/><text:tab/>-<text:span text:style-name="T5">Tissue + tissue = organ</text:span></text:p>
      <text:p text:style-name="P2"/>
      <text:p text:style-name="P2"><text:tab/>-<text:span text:style-name="T5">Animals have four main categories of tissues:</text:span></text:p>
      <text:p text:style-name="P2"><text:tab/><text:tab/>-<text:span text:style-name="T8">Epithelial</text:span></text:p>
      <text:p text:style-name="P2"><text:tab/><text:tab/>-<text:span text:style-name="T8">Connective</text:span></text:p>
      <text:p text:style-name="P2"><text:tab/><text:tab/>-<text:span text:style-name="T8">Muscle</text:span></text:p>
      <text:p text:style-name="P2"><text:tab/><text:tab/>-<text:span text:style-name="T8">Nervous</text:span></text:p>
      <text:p text:style-name="P2"/>
      <text:p text:style-name="P2">-<text:span text:style-name="T6">Epithelial Tissue</text:span></text:p>
      <text:p text:style-name="P2"><text:tab/>-<text:span text:style-name="T6">Sheets of closely packed cells</text:span></text:p>
      <text:p text:style-name="P2"><text:tab/>-<text:span text:style-name="T13">Examples: skin</text:span></text:p>
      <text:p text:style-name="P2"><text:tab/>-<text:span text:style-name="T6">Function:</text:span></text:p>
      <text:p text:style-name="P2"><text:tab/><text:tab/>-<text:span text:style-name="T6">Lining, protection, transport, secretion, and absorption</text:span></text:p>
      <text:p text:style-name="P2"><text:tab/>-<text:span text:style-name="T7">Where is it located?</text:span></text:p>
      <text:p text:style-name="P2"><text:tab/><text:tab/>-<text:span text:style-name="T7">Cover body surfaces</text:span></text:p>
      <text:p text:style-name="P2"><text:tab/><text:tab/>-<text:span text:style-name="T7">Line internal organs and cavities </text:span></text:p>
      <text:p text:style-name="P2"><text:tab/>-<text:span text:style-name="T9">Can classify based on layer system and shape of cells</text:span></text:p>
      <text:p text:style-name="P2"><text:tab/><text:tab/>-<text:span text:style-name="T10">Layering Systems</text:span></text:p>
      <text:p text:style-name="P2"><text:tab/><text:tab/><text:tab/>-<text:span text:style-name="T10">Simple</text:span></text:p>
      <text:p text:style-name="P2"><text:tab/><text:tab/><text:tab/><text:tab/>-<text:span text:style-name="T10">Single layer </text:span></text:p>
      <text:p text:style-name="P2"><text:tab/><text:tab/><text:tab/>-<text:span text:style-name="T10">Stratified</text:span></text:p>
      <text:p text:style-name="P2"><text:tab/><text:tab/><text:tab/><text:tab/>-<text:span text:style-name="T10">Multi-layer</text:span></text:p>
      <text:p text:style-name="P2"><text:soft-page-break/><text:tab/><text:tab/><text:tab/>-<text:span text:style-name="T10">Pseudo-stratified</text:span></text:p>
      <text:p text:style-name="P2"><text:tab/><text:tab/><text:tab/><text:tab/>-<text:span text:style-name="T10">Single layer with various lengths of cells</text:span></text:p>
      <text:p text:style-name="P2"><text:tab/><text:tab/>-<text:span text:style-name="T10">Shape</text:span></text:p>
      <text:p text:style-name="P2"><text:tab/><text:tab/><text:tab/>-<text:span text:style-name="T10">Squamous</text:span></text:p>
      <text:p text:style-name="P2"><text:tab/><text:tab/><text:tab/><text:tab/>-<text:span text:style-name="T16">Flat, thin, scale-like cells</text:span></text:p>
      <text:p text:style-name="P2"><text:tab/><text:tab/><text:tab/>-<text:span text:style-name="T12">Cuboidal</text:span></text:p>
      <text:p text:style-name="P2"><text:tab/><text:tab/><text:tab/><text:tab/>-<text:span text:style-name="T16">Cells that have a basic cube shape </text:span></text:p>
      <text:p text:style-name="P2"><text:tab/><text:tab/><text:tab/>-<text:span text:style-name="T16">Columnar</text:span></text:p>
      <text:p text:style-name="P2"><text:tab/><text:tab/><text:tab/><text:tab/>-<text:span text:style-name="T16">Tall, rectangular or column-shaped cells</text:span></text:p>
      <text:p text:style-name="P2"><text:tab/><text:tab/><text:tab/><text:tab/></text:p>
      <text:p text:style-name="P2">-<text:span text:style-name="T11">Connective Tissue</text:span></text:p>
      <text:p text:style-name="P2"><text:tab/>-<text:span text:style-name="T11">Sheets of closely packed cells with an extracellular matrix (in secondary configuration, some <text:tab/>sort of liquid they’re immersed in)</text:span></text:p>
      <text:p text:style-name="P2"><text:tab/>-<text:span text:style-name="T14">Examples: blood, bone</text:span></text:p>
      <text:p text:style-name="P2"><text:tab/>-<text:span text:style-name="T11">Function: support and reinforce other tissues</text:span></text:p>
      <text:p text:style-name="P2"><text:tab/>-<text:span text:style-name="T11">Where is it located?</text:span></text:p>
      <text:p text:style-name="P2"><text:tab/><text:tab/>-<text:span text:style-name="T11">Within or between other tissue layers, within most organs</text:span></text:p>
      <text:p text:style-name="P2"><text:tab/>-<text:span text:style-name="T15">Types</text:span></text:p>
      <text:p text:style-name="P2"><text:tab/><text:tab/>-<text:span text:style-name="T15">Loose connective tissue</text:span></text:p>
      <text:p text:style-name="P2"><text:tab/><text:tab/><text:tab/>-<text:span text:style-name="T15">Most widespread</text:span></text:p>
      <text:p text:style-name="P2"><text:tab/><text:tab/><text:tab/>-<text:span text:style-name="T15">Consists of rope-like collagen and elastin fibers that are strong and resilient</text:span></text:p>
      <text:p text:style-name="P2"><text:tab/><text:tab/><text:tab/>-<text:span text:style-name="T15">Helps to join skin to underlying tissues</text:span></text:p>
      <text:p text:style-name="P2"><text:tab/><text:tab/>-<text:span text:style-name="T15">Fibrous connective tissue</text:span></text:p>
      <text:p text:style-name="P2"><text:tab/><text:tab/><text:tab/>-<text:span text:style-name="T15">Comprised of only densely packed collagen fibers</text:span></text:p>
      <text:p text:style-name="P2"><text:tab/><text:tab/><text:tab/>-<text:span text:style-name="T15">Form tendons that attach muscle to bone</text:span></text:p>
      <text:p text:style-name="P2"><text:tab/><text:tab/>-<text:span text:style-name="T17">Adipose tissue</text:span></text:p>
      <text:p text:style-name="P2"><text:tab/><text:tab/><text:tab/>-<text:span text:style-name="T17">Made of adipocytes</text:span></text:p>
      <text:p text:style-name="P2"><text:tab/><text:tab/><text:tab/>-<text:span text:style-name="T17">Stores fat in large, closely packed cells held in a matrix of fibers</text:span></text:p>
      <text:p text:style-name="P2"><text:tab/><text:tab/><text:tab/>-<text:span text:style-name="T17"># of cells comprising tissue traditionally does not change throughout an <text:tab/><text:tab/><text:tab/><text:tab/><text:tab/>individual’s lifetime</text:span></text:p>
      <text:p text:style-name="P2"><text:tab/><text:tab/><text:tab/><text:tab/>-<text:span text:style-name="T20">But they do expand and contract depending on storage needed</text:span></text:p>
      <text:p text:style-name="P2"><text:tab/><text:tab/>-<text:span text:style-name="T18">Cartilage</text:span></text:p>
      <text:p text:style-name="P2"><text:tab/><text:tab/><text:tab/>-<text:span text:style-name="T18">Made of chondrocytes</text:span></text:p>
      <text:p text:style-name="P2"><text:tab/><text:tab/><text:tab/>-<text:span text:style-name="T18">A strong and flexible skeletal material</text:span></text:p>
      <text:p text:style-name="P2"><text:tab/><text:tab/><text:tab/>-<text:span text:style-name="T19">Commonly surrounds the end of bones (a joints)</text:span></text:p>
      <text:p text:style-name="P2"><text:tab/><text:tab/><text:tab/>-<text:span text:style-name="T19">Provides cushioning</text:span></text:p>
      <text:p text:style-name="P2"><text:tab/><text:tab/>-<text:span text:style-name="T21">Bone</text:span></text:p>
      <text:p text:style-name="P2"><text:tab/><text:tab/><text:tab/>-<text:span text:style-name="T21">Comprised of osteocytes</text:span></text:p>
      <text:p text:style-name="P2"><text:tab/><text:tab/><text:tab/>-<text:span text:style-name="T21">A matrix of collagen fibers embedded in a hard mineral substance containing</text:span></text:p>
      <text:p text:style-name="P2"><text:tab/><text:tab/><text:tab/><text:span text:style-name="T21">calcium, magnesium, and phosphate.</text:span></text:p>
      <text:p text:style-name="P2"><text:tab/><text:tab/>-<text:span text:style-name="T21">Blood</text:span></text:p>
      <text:p text:style-name="P3"><text:tab/><text:tab/><text:tab/>-<text:span text:style-name="T21">Comprised of </text:span></text:p>
      <text:p text:style-name="P3"><text:span text:style-name="T21"><text:tab/><text:tab/><text:tab/><text:tab/>-Blood cells (erythocytes = RBCs, leukocytes = WBCs, platelets)</text:span></text:p>
      <text:p text:style-name="P3"><text:tab/><text:tab/><text:tab/><text:tab/>-<text:span text:style-name="T21">Plasma (extracellular matrix for blood)</text:span></text:p>
      <text:p text:style-name="P3"><text:tab/><text:tab/><text:tab/>-<text:span text:style-name="T21">Transports substances throughout the body </text:span></text:p>
      <text:p text:style-name="P3"/>
      <text:p text:style-name="P3"/>
      <text:p text:style-name="P3"/>
      <text:p text:style-name="P3"/>
      <text:p text:style-name="P3"><text:soft-page-break/>-<text:span text:style-name="T22">Muscle Tissues</text:span></text:p>
      <text:p text:style-name="P3"><text:tab/>-<text:span text:style-name="T22">Most abundant tissue in most animals</text:span></text:p>
      <text:p text:style-name="P3"><text:tab/>-<text:span text:style-name="T23">Consist of elongated cells that can contract and cause movement</text:span></text:p>
      <text:p text:style-name="P3"><text:tab/>-<text:span text:style-name="T23">Located in the body:</text:span></text:p>
      <text:p text:style-name="P3"><text:tab/><text:tab/>-<text:span text:style-name="T23">Varies depending on the classification (structure) of the tissue</text:span></text:p>
      <text:p text:style-name="P3"><text:tab/><text:tab/>-<text:span text:style-name="T24">Found just about everywhere</text:span></text:p>
      <text:p text:style-name="P3"><text:tab/>-<text:span text:style-name="T25">Types</text:span></text:p>
      <text:p text:style-name="P3"><text:tab/><text:tab/>-<text:span text:style-name="T25">Skeletal</text:span></text:p>
      <text:p text:style-name="P3"><text:tab/><text:tab/><text:tab/>-<text:span text:style-name="T25">Striated and voluntary; multi-nucleated</text:span></text:p>
      <text:p text:style-name="P3"><text:tab/><text:tab/><text:tab/>-<text:span text:style-name="T25">Connects bone to bone</text:span></text:p>
      <text:p text:style-name="P3"><text:tab/><text:tab/><text:tab/>-<text:span text:style-name="T25">Responsible for the body movements that constitute behavior</text:span></text:p>
      <text:p text:style-name="P3"><text:tab/><text:tab/>-<text:span text:style-name="T25">Smooth</text:span></text:p>
      <text:p text:style-name="P3"><text:tab/><text:tab/><text:tab/>-<text:span text:style-name="T25">Involuntary; possess a <text:s/>single nucleus</text:span></text:p>
      <text:p text:style-name="P3"><text:tab/><text:tab/><text:tab/>-<text:span text:style-name="T25">Found in internal organs</text:span></text:p>
      <text:p text:style-name="P3"><text:tab/><text:tab/>-<text:span text:style-name="T25">Cardiac </text:span></text:p>
      <text:p text:style-name="P3"><text:tab/><text:tab/><text:tab/>-<text:span text:style-name="T25">Striated and involuntary; possess one-two nuclei</text:span></text:p>
      <text:p text:style-name="P3"><text:tab/><text:tab/><text:tab/>-<text:span text:style-name="T25">Makes up the mass of the heart and pumps blood</text:span></text:p>
      <text:p text:style-name="P3"/>
      <text:p text:style-name="P3">-<text:span text:style-name="T26">Nervous Tissue</text:span></text:p>
      <text:p text:style-name="P3"><text:tab/>-<text:span text:style-name="T26">Forms a communication network</text:span></text:p>
      <text:p text:style-name="P3"><text:tab/>-<text:span text:style-name="T26">Function: senses stimuli and rapidly transmits information</text:span></text:p>
      <text:p text:style-name="P3"><text:tab/><text:tab/>-<text:span text:style-name="T26">Receive, integrated, and store information, as well as control muscles and glands</text:span></text:p>
      <text:p text:style-name="P3"><text:tab/>-<text:span text:style-name="T26">Located in the brain, spinal cord, sensory organs, peripheral nerves</text:span></text:p>
      <text:p text:style-name="P3"><text:tab/>-<text:span text:style-name="T27">Comprised primarily of </text:span></text:p>
      <text:p text:style-name="P3"><text:tab/><text:tab/>-<text:span text:style-name="T27">Neuron – generate and transmit electrochemical signals</text:span></text:p>
      <text:p text:style-name="P3"><text:tab/><text:tab/>-<text:span text:style-name="T27">Glia (neuroglia) – cells which provide supporting functions for neurons</text:span></text:p>
      <text:p text:style-name="P3"><text:tab/></text:p>
      <text:p text:style-name="P3">-<text:span text:style-name="T28">Organs are made up of tissues</text:span></text:p>
      <text:p text:style-name="P3"><text:tab/>-<text:span text:style-name="T28">Each tissue performs specific functions</text:span></text:p>
      <text:p text:style-name="P3"><text:tab/>-<text:span text:style-name="T28">Most organs are made up of multiple tissue types</text:span></text:p>
      <text:p text:style-name="P3"><text:tab/>-<text:span text:style-name="T28">Example:</text:span></text:p>
      <text:p text:style-name="P3"><text:tab/><text:tab/>-<text:span text:style-name="T28">The heart has:</text:span></text:p>
      <text:p text:style-name="P3"><text:tab/><text:tab/><text:tab/>-<text:span text:style-name="T28">Epithelial = smooth inner lining</text:span></text:p>
      <text:p text:style-name="P3"><text:tab/><text:tab/><text:tab/>-<text:span text:style-name="T28">Connective = strength and elasticity</text:span></text:p>
      <text:p text:style-name="P3"><text:tab/><text:tab/><text:tab/>-<text:span text:style-name="T28">Muscle = generates contractions</text:span></text:p>
      <text:p text:style-name="P3"><text:tab/><text:tab/><text:tab/>-<text:span text:style-name="T28">Nervous = conductivity</text:span></text:p>
      <text:p text:style-name="P3"><text:tab/><text:tab/>-<text:span text:style-name="T29">Small intestine:</text:span></text:p>
      <text:p text:style-name="P3"><text:tab/><text:tab/><text:tab/>-<text:span text:style-name="T29">Epithelial = smooth inner lining</text:span></text:p>
      <text:p text:style-name="P3"><text:tab/><text:tab/><text:tab/>-<text:span text:style-name="T29">Connective = blood vessels</text:span></text:p>
      <text:p text:style-name="P3"><text:tab/><text:tab/><text:tab/>-<text:span text:style-name="T29">Muscle = contractions</text:span></text:p>
      <text:p text:style-name="P3"/>
      <text:p text:style-name="P3">-<text:span text:style-name="T30">Bioengineers and their correlation of tissues and organs</text:span></text:p>
      <text:p text:style-name="P3"><text:tab/>-<text:span text:style-name="T30">Bioengineering is seeking ways to repair or replace damaged tissues and organs</text:span></text:p>
      <text:p text:style-name="P3"><text:tab/>-<text:span text:style-name="T30">But how?<text:tab/></text:span></text:p>
      <text:p text:style-name="P3"><text:tab/><text:tab/>-<text:span text:style-name="T30">New tissues and organs are being grown on a scaffold of connective tissues from <text:tab/><text:tab/><text:tab/>donated organs</text:span></text:p>
      <text:p text:style-name="P3"><text:tab/><text:tab/>-<text:span text:style-name="T30">Desktop printers to create layers of different cells resembling the structure of organs</text:span></text:p>
      <text:p text:style-name="P2"><text:tab/><text:tab/><text:tab/></text:p>
      <text:p text:style-name="P2">-<text:span text:style-name="T31">Basics of organ systems</text:span></text:p>
      <text:p text:style-name="P2"><text:soft-page-break/><text:tab/>-<text:span text:style-name="T31">12 total in the mammalian body</text:span></text:p>
      <text:p text:style-name="P2"><text:tab/>-<text:span text:style-name="T31">Each organ system typically</text:span></text:p>
      <text:p text:style-name="P2"><text:tab/><text:tab/>-<text:span text:style-name="T31">consists of many organs</text:span></text:p>
      <text:p text:style-name="P2"><text:tab/><text:tab/>-<text:span text:style-name="T31">has one or more functions</text:span></text:p>
      <text:p text:style-name="P2"><text:tab/><text:tab/>-<text:span text:style-name="T33">works with other systems to create a functional organism</text:span></text:p>
      <text:p text:style-name="P2"/>
      <text:p text:style-name="P2">-<text:span text:style-name="T32">Organ systems work together to perform life’s functions</text:span></text:p>
      <text:p text:style-name="P2"><text:tab/>-<text:span text:style-name="T32">Integumentary system</text:span></text:p>
      <text:p text:style-name="P2"><text:tab/><text:tab/>-<text:span text:style-name="T32">Hair, skin, and nails</text:span></text:p>
      <text:p text:style-name="P2"><text:tab/><text:tab/>-<text:span text:style-name="T32">Protects against physical injury, infection, excessive heat or cold, and drying out</text:span></text:p>
      <text:p text:style-name="P2"><text:tab/>-<text:span text:style-name="T34">Skeletal system</text:span></text:p>
      <text:p text:style-name="P2"><text:tab/><text:tab/>-<text:span text:style-name="T34">Supports the body, protects organs, and provides the framework for muscle movement</text:span></text:p>
      <text:p text:style-name="P2"><text:tab/>-<text:span text:style-name="T34">Muscular system</text:span></text:p>
      <text:p text:style-name="P2"><text:tab/><text:tab/>-<text:span text:style-name="T34">Moves the body and maintains posture, produces heat</text:span></text:p>
      <text:p text:style-name="P2"><text:tab/>-<text:span text:style-name="T35">Circulatory system</text:span></text:p>
      <text:p text:style-name="P2"><text:tab/><text:tab/>-<text:span text:style-name="T35">Delivers O2 and nutrients to body cells</text:span></text:p>
      <text:p text:style-name="P2"><text:tab/><text:tab/>-<text:span text:style-name="T35">Transports CO2 to the lungs</text:span></text:p>
      <text:p text:style-name="P2"><text:tab/><text:tab/>-<text:span text:style-name="T35">Carries metabolic wastes to the kidneys</text:span></text:p>
      <text:p text:style-name="P2"><text:tab/>-<text:span text:style-name="T35">Respiratory system</text:span></text:p>
      <text:p text:style-name="P2"><text:tab/><text:tab/>-<text:span text:style-name="T35">Exchanges gases with the environment</text:span></text:p>
      <text:p text:style-name="P2"><text:tab/><text:tab/><text:tab/>-<text:span text:style-name="T35">Supplying blood with oxygen, disposing of carbon dioxide</text:span></text:p>
      <text:p text:style-name="P2"><text:tab/>-<text:span text:style-name="T36">Urinary system</text:span></text:p>
      <text:p text:style-name="P2"><text:tab/><text:tab/>-<text:span text:style-name="T36">Removes waste products from the blood, excretes urine, regulates the chemical <text:tab/><text:tab/><text:tab/><text:tab/>makeup, pH, and water balance of blood</text:span></text:p>
      <text:p text:style-name="P2"><text:tab/>-<text:span text:style-name="T37">Digestive system</text:span></text:p>
      <text:p text:style-name="P2"><text:tab/><text:tab/>-<text:span text:style-name="T37">Ingests and digests food, absorbs nutrients, and eliminates undigested material. </text:span></text:p>
      <text:p text:style-name="P2"><text:tab/>-<text:span text:style-name="T38">Endocrine system</text:span></text:p>
      <text:p text:style-name="P2"><text:tab/><text:tab/>-<text:span text:style-name="T38">Secretes hormones that regular body activities</text:span></text:p>
      <text:p text:style-name="P2"><text:tab/>-<text:span text:style-name="T38">Lymphatic and immune systems</text:span></text:p>
      <text:p text:style-name="P2"><text:tab/><text:tab/>-<text:span text:style-name="T38">Protect the body from infection and cancer</text:span></text:p>
      <text:p text:style-name="P2"><text:tab/><text:tab/>-<text:span text:style-name="T38">Return excess body fluid to the circulatory system </text:span></text:p>
      <text:p text:style-name="P2"><text:tab/>-<text:span text:style-name="T39">Nervous system</text:span></text:p>
      <text:p text:style-name="P2"><text:tab/><text:tab/>-<text:span text:style-name="T39">Consists of neurons, brain and spinal cord, sensory organs</text:span></text:p>
      <text:p text:style-name="P2"><text:tab/><text:tab/>-<text:span text:style-name="T39">Coordinates body activities by detecting stimuli, integrating information, and directing <text:tab/><text:tab/><text:tab/>responses</text:span></text:p>
      <text:p text:style-name="P2"><text:tab/>-<text:span text:style-name="T40">Reproductive system</text:span></text:p>
      <text:p text:style-name="P2"><text:tab/><text:tab/>-<text:span text:style-name="T40">Gametes and sex hormones</text:span></text:p>
      <text:p text:style-name="P2"><text:tab/><text:tab/>-<text:span text:style-name="T40">Female reproductive system supports a developing embryo and produces milk</text:span></text:p>
      <text:p text:style-name="P2"/>
      <text:p text:style-name="P2">-<text:span text:style-name="T41">Epidermis</text:span></text:p>
      <text:p text:style-name="P2"><text:tab/>-<text:span text:style-name="T41">Forms the surface of the skin, area of rapid cell division</text:span></text:p>
      <text:p text:style-name="P2"><text:tab/>-<text:span text:style-name="T41">Consists of stratified squamous epithelium</text:span></text:p>
      <text:p text:style-name="P2"><text:tab/>-<text:span text:style-name="T41">Functions:</text:span></text:p>
      <text:p text:style-name="P2"><text:tab/><text:tab/>-<text:span text:style-name="T41">Resist physical damage (e.g. presence of melanin – pigmentation)</text:span></text:p>
      <text:p text:style-name="P2"><text:tab/><text:tab/>-<text:span text:style-name="T41">Decrease water movement (loss <text:s/>via oils; gain via keratin)</text:span></text:p>
      <text:p text:style-name="P2"><text:tab/><text:tab/>-<text:span text:style-name="T41">Prevents penetration by microbes</text:span></text:p>
      <text:p text:style-name="P2"/>
      <text:p text:style-name="P2"/>
      <text:p text:style-name="P2"/>
      <text:p text:style-name="P4"><text:soft-page-break/>-Dermis</text:p>
      <text:p text:style-name="P4"><text:tab/>-Very basics, forms a deeper skin layer</text:p>
      <text:p text:style-name="P4"><text:tab/>-Composed of dense connective tissue (elastin and collagen)</text:p>
      <text:p text:style-name="P4"><text:tab/><text:tab/>-Hair follicles, oil and sweat glands, muscle cells, nerves, sensory receptors, and blood <text:tab/><text:tab/><text:tab/>vessels.</text:p>
      <text:p text:style-name="P4"><text:tab/>-Function:</text:p>
      <text:p text:style-name="P4"><text:tab/><text:tab/>-Collects sensory information, synthesizes vitamin D, helps regulate body temperature </text:p>
      <text:p text:style-name="P4"/>
      <text:p text:style-name="P4">-<text:span text:style-name="T42">Integumentary system is more than just skin</text:span></text:p>
      <text:p text:style-name="P4"><text:tab/>-<text:span text:style-name="T42">Hair</text:span></text:p>
      <text:p text:style-name="P4"><text:tab/><text:tab/>-<text:span text:style-name="T42">Important component of the integumentary system of mammals</text:span></text:p>
      <text:p text:style-name="P4"><text:tab/><text:tab/>-<text:span text:style-name="T42">Helps to insulate their bodies, consists of a shaft of keratin-filled dead cells</text:span></text:p>
      <text:p text:style-name="P4"><text:tab/>-<text:span text:style-name="T42">Oil (sebaceous) glands release oils that are associated with hair follicles, lubricate hair, <text:tab/>condition surrounding skin, inhibit the growth of bacte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25:12.995060148</meta:creation-date>
    <dc:date>2018-01-18T10:49:36.633588841</dc:date>
    <meta:editing-duration>PT1H23M52S</meta:editing-duration>
    <meta:editing-cycles>70</meta:editing-cycles>
    <meta:generator>LibreOffice/5.4.4.2$Linux_X86_64 LibreOffice_project/40m0$Build-2</meta:generator>
    <meta:document-statistic meta:table-count="0" meta:image-count="0" meta:object-count="0" meta:page-count="5" meta:paragraph-count="185" meta:word-count="1015" meta:character-count="7359" meta:non-whitespace-character-count="6139"/>
  </office:meta>
</office:document-meta>
</file>